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908.05" table:style-name="ce1">
            <text:p>908.05</text:p>
          </table:table-cell>
          <table:table-cell office:value-type="float" office:value="360" table:style-name="ce1">
            <text:p>360</text:p>
          </table:table-cell>
          <table:table-cell office:value-type="float" office:value="2" table:style-name="ce1">
            <text:p>2</text:p>
          </table:table-cell>
          <table:table-cell office:value-type="float" office:value="1142.8499999999999" table:style-name="ce1">
            <text:p>1142.85</text:p>
          </table:table-cell>
          <table:table-cell office:value-type="float" office:value="348" table:style-name="ce1">
            <text:p>348</text:p>
          </table:table-cell>
          <table:table-cell office:value-type="float" office:value="4" table:style-name="ce1">
            <text:p>4</text:p>
          </table:table-cell>
          <table:table-cell office:value-type="float" office:value="944.8" table:style-name="ce1">
            <text:p>944.8</text:p>
          </table:table-cell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108.55" table:style-name="ce1">
            <text:p>1108.55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24.02" table:style-name="ce1">
            <text:p>1024.02</text:p>
          </table:table-cell>
          <table:table-cell office:value-type="float" office:value="4055" table:style-name="ce1">
            <text:p>4055</text:p>
          </table:table-cell>
          <table:table-cell office:value-type="float" office:value="5" table:style-name="ce1">
            <text:p>5</text:p>
          </table:table-cell>
          <table:table-cell office:value-type="float" office:value="59.51" table:style-name="ce1">
            <text:p>59.51</text:p>
          </table:table-cell>
          <table:table-cell office:value-type="float" office:value="106" table:style-name="ce1">
            <text:p>106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24.03" table:style-name="ce1">
            <text:p>824.03</text:p>
          </table:table-cell>
          <table:table-cell office:value-type="float" office:value="202" table:style-name="ce1">
            <text:p>202</text:p>
          </table:table-cell>
          <table:table-cell office:value-type="float" office:value="1" table:style-name="ce1">
            <text:p>1</text:p>
          </table:table-cell>
          <table:table-cell office:value-type="float" office:value="1225.83" table:style-name="ce1">
            <text:p>1225.83</text:p>
          </table:table-cell>
          <table:table-cell office:value-type="float" office:value="201" table:style-name="ce1">
            <text:p>201</text:p>
          </table:table-cell>
          <table:table-cell office:value-type="float" office:value="2" table:style-name="ce1">
            <text:p>2</text:p>
          </table:table-cell>
          <table:table-cell office:value-type="float" office:value="862.68" table:style-name="ce1">
            <text:p>862.68</text:p>
          </table:table-cell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188.74" table:style-name="ce1">
            <text:p>1188.74</text:p>
          </table:table-cell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015.52" table:style-name="ce1">
            <text:p>2015.52</text:p>
          </table:table-cell>
          <table:table-cell office:value-type="float" office:value="115" table:style-name="ce1">
            <text:p>115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43.08" table:style-name="ce1">
            <text:p>743.08</text:p>
          </table:table-cell>
          <table:table-cell office:value-type="float" office:value="153" table:style-name="ce1">
            <text:p>153</text:p>
          </table:table-cell>
          <table:table-cell office:value-type="float" office:value="3" table:style-name="ce1">
            <text:p>3</text:p>
          </table:table-cell>
          <table:table-cell office:value-type="float" office:value="1310.52" table:style-name="ce1">
            <text:p>1310.52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780.08" table:style-name="ce1">
            <text:p>780.08</text:p>
          </table:table-cell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1272.31" table:style-name="ce1">
            <text:p>1272.31</text:p>
          </table:table-cell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62.93" table:style-name="ce1">
            <text:p>662.93</text:p>
          </table:table-cell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1395.01" table:style-name="ce1">
            <text:p>1395.01</text:p>
          </table:table-cell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698.73" table:style-name="ce1">
            <text:p>698.73</text:p>
          </table:table-cell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1355.7" table:style-name="ce2">
            <text:p>1355.70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83.05999999999995" table:style-name="ce1">
            <text:p>583.06</text:p>
          </table:table-cell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1473.02" table:style-name="ce1">
            <text:p>1473.02</text:p>
          </table:table-cell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619.69000000000005" table:style-name="ce1">
            <text:p>619.69</text:p>
          </table:table-cell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1438.3" table:style-name="ce2">
            <text:p>1438.30</text:p>
          </table:table-cell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2T17:41:17Z</meta:creation-date>
    <dc:date>2019-11-12T17:50:27Z</dc:date>
  </office:meta>
</office:document-meta>
</file>